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CC SAMPLE ODT – PAGE 1</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text:p text:style-name="Text_20_body"/>
      <text:h text:style-name="P1" text:outline-level="1">CCC SAMPLE ODT – PAGE 2</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text:p text:style-name="Text_20_body"/>
      <text:h text:style-name="P1" text:outline-level="1">CCC SAMPLE ODT – PAGE 3</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Telcik</meta:initial-creator>
    <meta:creation-date>2010-11-15T00:32:49</meta:creation-date>
    <dc:date>2010-11-19T12:06:40</dc:date>
    <dc:creator>Tim Telcik</dc:creator>
    <meta:editing-duration>PT00H02M15S</meta:editing-duration>
    <meta:editing-cycles>4</meta:editing-cycles>
    <meta:generator>OpenOffice.org/3.2$Unix OpenOffice.org_project/320m18$Build-9502</meta:generator>
    <dc:description>CCC SAMPLE ODT</dc:description>
    <meta:keyword>CCC SAMPLE ODT</meta:keyword>
    <dc:subject>CCC SAMPLE ODT</dc:subject>
    <dc:title>CCC SAMPLE ODT</dc:title>
    <meta:document-statistic meta:table-count="0" meta:image-count="0" meta:object-count="0" meta:page-count="3" meta:paragraph-count="9" meta:word-count="834" meta:character-count="5550"/>
  </office:meta>
</office:document-meta>
</file>